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Preformatted_20_Text">
      <style:text-properties officeooo:rsid="0006fabb" officeooo:paragraph-rsid="0006fabb"/>
    </style:style>
    <style:style style:name="P2" style:family="paragraph" style:parent-style-name="Standard">
      <style:text-properties officeooo:rsid="0006fabb" officeooo:paragraph-rsid="0006fabb"/>
    </style:style>
    <style:style style:name="P3" style:family="paragraph" style:parent-style-name="Standard">
      <style:text-properties officeooo:rsid="0006fabb" officeooo:paragraph-rsid="0006fabb"/>
    </style:style>
    <style:style style:name="P4" style:family="paragraph" style:parent-style-name="Standard">
      <style:paragraph-properties fo:text-align="center" style:justify-single-word="false"/>
      <style:text-properties officeooo:rsid="0006fabb" officeooo:paragraph-rsid="0006fabb"/>
    </style:style>
    <style:style style:name="P5" style:family="paragraph" style:parent-style-name="Standard">
      <style:text-properties style:font-name="Liberation Mono" fo:font-size="8pt" officeooo:rsid="0006fabb" officeooo:paragraph-rsid="0008c38d" style:font-size-asian="8pt" style:font-size-complex="8pt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fabb" officeooo:paragraph-rsid="0006fabb" style:font-weight-asian="bold" style:font-weight-complex="bold"/>
    </style:style>
    <style:style style:name="P7" style:family="paragraph" style:parent-style-name="Preformatted_20_Text">
      <style:text-properties officeooo:rsid="0006fabb" officeooo:paragraph-rsid="0006fabb"/>
    </style:style>
    <style:style style:name="P8" style:family="paragraph" style:parent-style-name="Preformatted_20_Text">
      <style:text-properties style:font-name="Liberation Mono" fo:font-size="8pt" officeooo:rsid="0006fabb" officeooo:paragraph-rsid="0008c38d" style:font-name-asian="Droid Sans Fallback1" style:font-size-asian="8pt" style:font-name-complex="Liberation Mono" style:font-size-complex="8pt"/>
    </style:style>
    <style:style style:name="P9" style:family="paragraph" style:parent-style-name="Preformatted_20_Text">
      <style:text-properties fo:font-size="8pt" officeooo:rsid="0006fabb" officeooo:paragraph-rsid="0008c38d" style:font-size-asian="8pt" style:font-size-complex="8pt"/>
    </style:style>
    <style:style style:name="T1" style:family="text">
      <style:text-properties officeooo:rsid="00080d47"/>
    </style:style>
    <style:style style:name="T2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itLab Setup</text:p>
      <text:p text:style-name="P2"/>
      <text:p text:style-name="P6">Get files =&gt;</text:p>
      <text:p text:style-name="P2"><text:a xlink:type="simple" xlink:href="https://packages.gitlab.com/gitlab/gitlab-ce/packages/opensuse/42.2/gitlab-ce-10.3.1-ce.0.sles42.x86_64.rpm/download" text:style-name="Internet_20_link" text:visited-style-name="Visited_20_Internet_20_Link"><text:span text:style-name="T2">https://packages.gitlab.com/gitlab/gitlab-ce/packages/opensuse/42.2/gitlab-ce-10.3.1-ce.0.sles42.x86_64.rpm/download</text:span></text:a></text:p>
      <text:p text:style-name="P2"><text:span text:style-name="T1">(</text:span>Or whatever distro in parent of that link<text:span text:style-name="T1">)</text:span></text:p>
      <text:p text:style-name="P2"/>
      <text:p text:style-name="P6">Install &amp; Enable/Start Dependancies =&gt;</text:p>
      <text:p text:style-name="P2">Postfix</text:p>
      <text:p text:style-name="P2">Postgresql</text:p>
      <text:p text:style-name="P2"/>
      <text:p text:style-name="P6">Open Firewall Port/s =&gt;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yast2 firewall services add tcpport=80,443,22,25,465,587 udpport=80,443,22,25,465,587 zone=EXT</text:p>
          </table:table-cell>
        </table:table-row>
      </table:table>
      <text:p text:style-name="P1"/>
      <text:p text:style-name="P1"/>
      <text:p text:style-name="P6">Set Hostname &amp; Install =&gt;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EXTERNAL_URL="http://&lt;FQDN&gt;" zypper install &lt;rpm from above link&gt;</text:p>
          </table:table-cell>
        </table:table-row>
      </table:table>
      <text:p text:style-name="P2"/>
      <text:p text:style-name="P2"/>
      <text:p text:style-name="P6">Set Configuration =&gt;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gitlab-ctl reconfigure</text:p>
          </table:table-cell>
        </table:table-row>
      </table:table>
      <text:p text:style-name="P2">Verify FQDN is in /etc/gitlab/gitlab.rb</text:p>
      <text:p text:style-name="P2"/>
      <text:p text:style-name="P6">Restart GitLab =&gt;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gitlab-ctl restart</text:p>
            <text:p text:style-name="P5">gitlab-ctl status</text:p>
          </table:table-cell>
        </table:table-row>
      </table:table>
      <text:p text:style-name="P2"/>
      <text:p text:style-name="P2"/>
      <text:p text:style-name="P6">Initial UI Configuration =&gt;</text:p>
      <text:p text:style-name="P2">http://&lt;FQDN&gt;</text:p>
      <text:p text:style-name="P2">On first opening of UI must reset Administrator (root) password</text:p>
      <text:p text:style-name="P2">Setup Users as needed</text:p>
      <text:p text:style-name="P2">Setup Groups as needed</text:p>
      <text:p text:style-name="P2">Setup Roles as neede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ller </meta:initial-creator>
    <meta:creation-date>2017-12-29T11:49:34.118441038</meta:creation-date>
    <dc:date>2017-12-29T12:36:05.455100486</dc:date>
    <dc:creator>smiller </dc:creator>
    <meta:editing-duration>PT7M36S</meta:editing-duration>
    <meta:editing-cycles>3</meta:editing-cycles>
    <meta:generator>LibreOffice/5.3.5.2$Linux_X86_64 LibreOffice_project/30m0$Build-2</meta:generator>
    <meta:document-statistic meta:table-count="4" meta:image-count="0" meta:object-count="0" meta:page-count="1" meta:paragraph-count="23" meta:word-count="88" meta:character-count="745" meta:non-whitespace-character-count="680"/>
  </office:meta>
</office:document-meta>
</file>